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50%" fo:text-align="justify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ista de necessidades</text:span></text:p>
      <text:p text:style-name="P1"><text:span text:style-name="T1">N01</text:span><text:span text:style-name="T2">: Gerenciar os serviços prestados de forma segura</text:span></text:p>
      <text:p text:style-name="P1"><text:span text:style-name="T1">N02</text:span><text:span text:style-name="T2">: Visualizar informações armazenadas para análise e acompanhamento</text:span></text:p>
      <text:p text:style-name="P1"><text:span text:style-name="T1">N03</text:span><text:span text:style-name="T2">: Ter uma base de cadastro e consulta (clientes, funcionários e fornecedores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31" meta:character-count="222" meta:non-whitespace-character-count="195"/>
    <meta:generator>LibreOfficeDev/6.0.5.2$Linux_X86_64 LibreOffice_project/</meta:generator>
  </office:meta>
</office:document-meta>
</file>